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</style:style>
    <style:style style:name="P2" style:parent-style-name="Standaard" style:family="paragraph">
      <style:text-properties fo:language="en" fo:country="US"/>
    </style:style>
    <style:style style:name="P3" style:parent-style-name="Standaard" style:family="paragraph">
      <style:text-properties fo:language="en" fo:country="US"/>
    </style:style>
    <style:style style:name="P4" style:parent-style-name="Standaard" style:family="paragraph">
      <style:text-properties fo:language="en" fo:country="US"/>
    </style:style>
    <style:style style:name="P5" style:parent-style-name="Standaard" style:family="paragraph">
      <style:text-properties fo:language="en" fo:country="US"/>
    </style:style>
    <style:style style:name="P6" style:parent-style-name="Standaard" style:family="paragraph">
      <style:text-properties fo:language="en" fo:country="US"/>
    </style:style>
    <style:style style:name="P7" style:parent-style-name="Standaard" style:family="paragraph">
      <style:text-properties fo:language="en" fo:country="US"/>
    </style:style>
    <style:style style:name="P8" style:parent-style-name="Standaard" style:family="paragraph">
      <style:text-properties fo:language="en" fo:country="US"/>
    </style:style>
    <style:style style:name="P9" style:parent-style-name="Standaard" style:family="paragraph">
      <style:text-properties fo:language="en" fo:country="US"/>
    </style:style>
    <style:style style:name="P10" style:parent-style-name="Standaard" style:family="paragraph">
      <style:text-properties fo:language="en" fo:country="US"/>
    </style:style>
    <style:style style:name="T11" style:parent-style-name="Standaardalinea-lettertype" style:family="text">
      <style:text-properties fo:language="en" fo:country="US"/>
    </style:style>
    <style:style style:name="P12" style:parent-style-name="Standaard" style:family="paragraph">
      <style:text-properties fo:language="en" fo:country="US"/>
    </style:style>
    <style:style style:name="P13" style:parent-style-name="Standaard" style:family="paragraph">
      <style:text-properties fo:language="en" fo:country="US"/>
    </style:style>
    <style:style style:name="P14" style:parent-style-name="Standaard" style:family="paragraph">
      <style:text-properties fo:language="en" fo:country="US"/>
    </style:style>
    <style:style style:name="P15" style:parent-style-name="Standaard" style:family="paragraph">
      <style:text-properties fo:language="en" fo:country="US"/>
    </style:style>
    <style:style style:name="P16" style:parent-style-name="Standaard" style:family="paragraph">
      <style:text-properties fo:language="en" fo:country="US"/>
    </style:style>
    <style:style style:name="P17" style:parent-style-name="Standaard" style:family="paragraph">
      <style:text-properties fo:language="en" fo:country="US"/>
    </style:style>
    <style:style style:name="P18" style:parent-style-name="Standaard" style:family="paragraph">
      <style:text-properties fo:language="en" fo:country="US"/>
    </style:style>
    <style:style style:name="P19" style:parent-style-name="Standaard" style:family="paragraph">
      <style:text-properties fo:language="en" fo:country="US"/>
    </style:style>
    <style:style style:name="T20" style:parent-style-name="Standaardalinea-lettertype" style:family="text">
      <style:text-properties fo:language="en" fo:country="US"/>
    </style:style>
    <style:style style:name="P21" style:parent-style-name="Standaard" style:family="paragraph">
      <style:text-properties fo:language="en" fo:country="US"/>
    </style:style>
    <style:style style:name="T22" style:parent-style-name="Standaardalinea-lettertype" style:family="text">
      <style:text-properties fo:language="en" fo:country="US"/>
    </style:style>
    <style:style style:name="T23" style:parent-style-name="Standaardalinea-lettertype" style:family="text">
      <style:text-properties fo:language="en" fo:country="US"/>
    </style:style>
    <style:style style:name="T24" style:parent-style-name="Hyperlink" style:family="text">
      <style:text-properties fo:language="en" fo:country="US"/>
    </style:style>
    <style:style style:name="P25" style:parent-style-name="Standaard" style:family="paragraph">
      <style:text-properties fo:language="en" fo:country="US"/>
    </style:style>
    <style:style style:name="P26" style:parent-style-name="Standaard" style:family="paragraph">
      <style:text-properties fo:language="en" fo:country="US"/>
    </style:style>
    <style:style style:name="P27" style:parent-style-name="Standaard" style:family="paragraph">
      <style:text-properties fo:language="en" fo:country="US"/>
    </style:style>
    <style:style style:name="P28" style:parent-style-name="Standaard" style:family="paragraph">
      <style:text-properties fo:language="en" fo:country="US"/>
    </style:style>
    <style:style style:name="P29" style:parent-style-name="Standaard" style:family="paragraph">
      <style:text-properties fo:language="en" fo:country="US"/>
    </style:style>
    <style:style style:name="P30" style:parent-style-name="Standaard" style:family="paragraph">
      <style:text-properties fo:language="en" fo:country="US"/>
    </style:style>
    <style:style style:name="P31" style:parent-style-name="Standaard" style:family="paragraph">
      <style:text-properties fo:language="en" fo:country="US"/>
    </style:style>
    <style:style style:name="T32" style:parent-style-name="Standaardalinea-lettertype" style:family="text">
      <style:text-properties fo:language="en" fo:country="US"/>
    </style:style>
    <style:style style:name="P33" style:parent-style-name="Standaard" style:family="paragraph">
      <style:text-properties fo:language="en" fo:country="US"/>
    </style:style>
    <style:style style:name="P34" style:parent-style-name="Standaard" style:family="paragraph">
      <style:text-properties fo:language="en" fo:country="US"/>
    </style:style>
    <style:style style:name="P35" style:parent-style-name="Standaard" style:family="paragraph">
      <style:text-properties fo:language="en" fo:country="US"/>
    </style:style>
    <style:style style:name="P36" style:parent-style-name="Standaard" style:family="paragraph">
      <style:text-properties fo:language="en" fo:country="US"/>
    </style:style>
    <style:style style:name="T37" style:parent-style-name="Standaardalinea-lettertype" style:family="text">
      <style:text-properties fo:language="en" fo:country="US"/>
    </style:style>
    <style:style style:name="P38" style:parent-style-name="Standaard" style:family="paragraph">
      <style:text-properties fo:language="en" fo:country="US"/>
    </style:style>
    <style:style style:name="P39" style:parent-style-name="Standaard" style:family="paragraph">
      <style:text-properties fo:language="en" fo:country="US"/>
    </style:style>
    <style:style style:name="P40" style:parent-style-name="Standaard" style:family="paragraph">
      <style:text-properties fo:language="en" fo:country="US"/>
    </style:style>
    <style:style style:name="P41" style:parent-style-name="Standaard" style:family="paragraph">
      <style:text-properties fo:language="en" fo:country="US"/>
    </style:style>
    <style:style style:name="P42" style:parent-style-name="Standaard" style:family="paragraph">
      <style:text-properties fo:language="en" fo:country="US"/>
    </style:style>
    <style:style style:name="P43" style:parent-style-name="Standaard" style:family="paragraph">
      <style:text-properties fo:language="en" fo:country="US"/>
    </style:style>
    <style:style style:name="P44" style:parent-style-name="Standaard" style:family="paragraph">
      <style:text-properties fo:language="en" fo:country="US"/>
    </style:style>
    <style:style style:name="P45" style:parent-style-name="Standaard" style:family="paragraph">
      <style:text-properties fo:language="en" fo:country="US"/>
    </style:style>
    <style:style style:name="P46" style:parent-style-name="Standaard" style:family="paragraph">
      <style:text-properties fo:language="en" fo:country="US"/>
    </style:style>
    <style:style style:name="P47" style:parent-style-name="Standaard" style:family="paragraph">
      <style:text-properties fo:language="en" fo:country="US"/>
    </style:style>
    <style:style style:name="P48" style:parent-style-name="Standaard" style:family="paragraph">
      <style:text-properties fo:language="en" fo:country="US"/>
    </style:style>
    <style:style style:name="P49" style:parent-style-name="Standaard" style:family="paragraph">
      <style:text-properties fo:language="en" fo:country="US"/>
    </style:style>
    <style:style style:name="P50" style:parent-style-name="Standaard" style:family="paragraph">
      <style:text-properties fo:language="en" fo:country="US"/>
    </style:style>
    <style:style style:name="P51" style:parent-style-name="Standaard" style:family="paragraph">
      <style:text-properties fo:language="en" fo:country="US"/>
    </style:style>
    <style:style style:name="P52" style:parent-style-name="Standaard" style:family="paragraph">
      <style:text-properties fo:language="en" fo:country="US"/>
    </style:style>
    <style:style style:name="P53" style:parent-style-name="Standaard" style:family="paragraph">
      <style:text-properties fo:language="en" fo:country="US"/>
    </style:style>
    <style:style style:name="P54" style:parent-style-name="Standaard" style:family="paragraph">
      <style:text-properties fo:language="en" fo:country="US"/>
    </style:style>
    <style:style style:name="T55" style:parent-style-name="Standaardalinea-lettertype" style:family="text">
      <style:text-properties fo:language="en" fo:country="US"/>
    </style:style>
    <style:style style:name="T56" style:parent-style-name="Standaardalinea-lettertype" style:family="text">
      <style:text-properties fo:language="en" fo:country="US"/>
    </style:style>
    <style:style style:name="T57" style:parent-style-name="Standaardalinea-lettertype" style:family="text">
      <style:text-properties fo:language="en" fo:country="US"/>
    </style:style>
  </office:automatic-styles>
  <office:body>
    <office:text text:use-soft-page-breaks="true">
      <text:p text:style-name="P1">1. Toon al de publieke projecten.<text:s/></text:p>
      <text:p text:style-name="Standaard">curl https://projektwerk.ucll.be/projects.json</text:p>
      <text:p text:style-name="Standaard"/>
      <text:p text:style-name="Standaard">2. Toon al de projecten waar jij toegang tot hebt. (hiervoor heb je api-toegangs-sleutel nodig, deze staat is beschikbaar via https://projektwerk.ucll.be/my/account )</text:p>
      <text:p text:style-name="P2">curl -v -H "Content-Type: application/json" -H "X-Redmine-API-Key: mijnkey " https://projektwerk.ucll.be/projects.json</text:p>
      <text:p text:style-name="P3"/>
      <text:p text:style-name="Standaard">3. Werken met issues. Een test in https://projektwerk.ucll.be/projects/speeltuin<text:s/></text:p>
      <text:p text:style-name="Standaard">a. Maak een issue aan in het speeltuin projekt. Je kan het aan jezelf of een groepsgenoot toewijzen.<text:s/></text:p>
      <text:p text:style-name="P4">curl -v -H "Content-Type: application/json" -X POST --data-binary "@issue.json" -H "X-Redmine-API-Key: mijnkey " https://projektwerk.ucll.be/projects/speeltuin/issues.json</text:p>
      <text:p text:style-name="P5"/>
      <text:p text:style-name="P6"/>
      <text:p text:style-name="P7">{</text:p>
      <text:p text:style-name="P8"><text:s text:c="2"/>"issue": {</text:p>
      <text:p text:style-name="P9"><text:s text:c="4"/>"subject": "test",</text:p>
      <text:p text:style-name="P10"><text:s text:c="4"/>"description": "test",</text:p>
      <text:p text:style-name="Standaard"><text:span text:style-name="T11"><text:s text:c="4"/></text:span>"assigned_to_id":<text:s/>2485</text:p>
      <text:p text:style-name="Standaard"><text:s text:c="2"/>}</text:p>
      <text:p text:style-name="Standaard">}</text:p>
      <text:p text:style-name="Standaard"/>
      <text:p text:style-name="Standaard">b. Pas het issue, dat je net gemaakt hebt, aan.<text:s/></text:p>
      <text:p text:style-name="P12">curl -v -H "Content-Type: application/json" -X PUT --data-binary "@update.json" -H "X-Redmine-API-Key: mijnkey " https://projektwerk.ucll.be/issues/[issue_id].json</text:p>
      <text:p text:style-name="Standaard">c. Verwijder het issue, dat je net gemaakt hebt.</text:p>
      <text:p text:style-name="P13">curl -v -H "Content-Type: application/json" -X DELETE -H "X-Redmine-API-Key: mijnkey " https://projektwerk.ucll.be/issues/[issue_id]..json</text:p>
      <text:p text:style-name="P14"/>
      <text:p text:style-name="P15"/>
      <text:p text:style-name="P16"/>
      <text:p text:style-name="P17"/>
      <text:p text:style-name="Standaard">4. Nu voor echt. Maak een issue aan in je groepsproject. Namelijk je taak van vorige week.</text:p>
      <text:p text:style-name="P18">curl -v -H "Content-Type: application/json" -X POST --data-binary "@issue.json" -H "X-Redmine-API-Key: mijnkey " https://projektwerk.ucll.be/projects/soa_herst22_brecht_and_co/issues.json</text:p>
      <text:p text:style-name="P19"/>
      <text:p text:style-name="Standaard">{</text:p>
      <text:p text:style-name="Standaard"><text:s text:c="2"/>"issue": {</text:p>
      <text:p text:style-name="Standaard"><text:s text:c="4"/>"subject": "Verkenning API Seppe Haems r0846145",</text:p>
      <text:p text:style-name="Standaard"><text:s text:c="4"/>"description": "Taak verkenning api",</text:p>
      <text:p text:style-name="Standaard"><text:s text:c="4"/><text:span text:style-name="T20">"assigned_to_id": 2485,</text:span></text:p>
      <text:p text:style-name="P21"><text:s text:c="4"/>"start_date": "2022-10-10",</text:p>
      <text:p text:style-name="Standaard"><text:span text:style-name="T22"><text:s text:c="4"/></text:span>"due_date": "2022-10-11",</text:p>
      <text:p text:style-name="Standaard"><text:s text:c="4"/>"estimated_hours": 1</text:p>
      <text:p text:style-name="Standaard"><text:s text:c="2"/>}</text:p>
      <text:soft-page-break/>
      <text:p text:style-name="Standaard">}</text:p>
      <text:p text:style-name="Standaard"/>
      <text:p text:style-name="Standaard"/>
      <text:p text:style-name="Standaard">5. Werk de status van deze taak gepast bij indien van toepassing.</text:p>
      <text:p text:style-name="Standaard"><text:span text:style-name="T23">curl -v -H "Content-Type: application/json" -X PUT --data-binary "@update.json" -H "X-Redmine-API-Key: mijnkey"<text:s/></text:span><text:a xlink:href="https://projektwerk.ucll.be/issues/%5bissue_Id%5d.json" office:target-frame-name="_top" xlink:show="replace"><text:span text:style-name="T24">https://projektwerk.ucll.be/issues/[issue_Id].json</text:span></text:a></text:p>
      <text:p text:style-name="P25"/>
      <text:p text:style-name="P26">{</text:p>
      <text:p text:style-name="P27"><text:s text:c="2"/>"issue": {</text:p>
      <text:p text:style-name="P28"><text:s text:c="4"/>"status_id": 3</text:p>
      <text:p text:style-name="P29"><text:s text:c="2"/>}</text:p>
      <text:p text:style-name="P30">}</text:p>
      <text:p text:style-name="P31"/>
      <text:p text:style-name="Standaard">1. CORS beschikbaar en bruikbaar door swagger-ui van de api?</text:p>
      <text:p text:style-name="Standaard"><text:s text:c="4"/><text:span text:style-name="T32">DNT,X-CustomHeader,Keep-Alive,User-Agent,X-Requested-With,If-Modified-Since,Cache-Control,Content-Type</text:span></text:p>
      <text:p text:style-name="Standaard">Gevonden door dit command: curl -I "http://localhost:80/"</text:p>
      <text:p text:style-name="Standaard"/>
      <text:p text:style-name="P33">2. Opvragen data</text:p>
      <text:p text:style-name="P34"><text:s text:c="4"/>curl -X GET https://petstore.swagger.io/v2/pet/findByStatus?status=available -H 'accept: application/json'</text:p>
      <text:p text:style-name="P35"><text:s text:c="4"/>curl -X GET https://petstore.swagger.io/v2/pet/1110 -H 'accept: application/json' -H 'apikey: special-key'</text:p>
      <text:p text:style-name="P36"/>
      <text:p text:style-name="Standaard">3. Aanmaken data (eventueel via api-sleutel)</text:p>
      <text:p text:style-name="Standaard"><text:s text:c="4"/><text:span text:style-name="T37">curl -X POST https://petstore.swagger.io/v2/pet -H 'accept: application/json' -H 'Content-Type: application/json' -H 'apikey: special-key' --data-binary "@post.json"</text:span></text:p>
      <text:p text:style-name="P38"><text:s text:c="4"/>{</text:p>
      <text:p text:style-name="P39"><text:s text:c="2"/>"id": 0,</text:p>
      <text:p text:style-name="P40"><text:s text:c="2"/>"category": {</text:p>
      <text:p text:style-name="P41"><text:s text:c="4"/>"id": 0,</text:p>
      <text:p text:style-name="P42"><text:s text:c="4"/>"name": "string"</text:p>
      <text:p text:style-name="P43"><text:s text:c="2"/>},</text:p>
      <text:p text:style-name="P44"><text:s text:c="2"/>"name": "doggie",</text:p>
      <text:p text:style-name="P45"><text:s text:c="2"/>"photoUrls": [</text:p>
      <text:p text:style-name="P46"><text:s text:c="4"/>"string"</text:p>
      <text:p text:style-name="P47"><text:s text:c="2"/>],</text:p>
      <text:p text:style-name="P48"><text:s text:c="2"/>"tags": [</text:p>
      <text:p text:style-name="P49"><text:s text:c="4"/>{</text:p>
      <text:p text:style-name="P50"><text:s text:c="6"/>"id": 0,</text:p>
      <text:p text:style-name="P51"><text:s text:c="6"/>"name": "string"</text:p>
      <text:p text:style-name="P52"><text:s text:c="4"/>}</text:p>
      <text:p text:style-name="P53"><text:s text:c="2"/>],</text:p>
      <text:p text:style-name="P54"><text:s text:c="2"/>"status": "available"</text:p>
      <text:p text:style-name="Standaard">}</text:p>
      <text:p text:style-name="Standaard"><text:s text:c="4"/></text:p>
      <text:p text:style-name="Standaard">4. Aanpassen data (eventueel via api-sleutel)</text:p>
      <text:soft-page-break/>
      <text:p text:style-name="Standaard"><text:s text:c="4"/><text:span text:style-name="T55">curl -X PUT https://petstore.swagger.io/v2/pet -H 'accept: application/json' -H 'Content-Type: application/json' -H 'apikey: special-key' --data-binary "@put.json"</text:span></text:p>
      <text:p text:style-name="Standaard"><text:span text:style-name="T56"><text:s text:c="4"/></text:span>{</text:p>
      <text:p text:style-name="Standaard"><text:s text:c="2"/>"id": 1110,</text:p>
      <text:p text:style-name="Standaard"><text:s text:c="2"/>"status": "sold"</text:p>
      <text:p text:style-name="Standaard">}</text:p>
      <text:p text:style-name="Standaard"><text:s text:c="4"/></text:p>
      <text:p text:style-name="Standaard">5. Verwijderen data (eventueel via api-sleutel)</text:p>
      <text:p text:style-name="Standaard"><text:s text:c="4"/><text:span text:style-name="T57">curl -X DELETE https://petstore.swagger.io/v2/pet/1110 -H 'accept: application/json' -H 'apikey: special-key'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nl" fo:country="BE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Hyperlink" style:display-name="Hyperlink" style:family="text" style:parent-style-name="Standaardalinea-lettertype">
      <style:text-properties fo:color="#0563C1" style:text-underline-type="single" style:text-underline-style="solid" style:text-underline-width="auto" style:text-underline-mode="continuous"/>
    </style:style>
    <style:style style:name="Onopgelostemelding" style:display-name="Onopgeloste melding" style:family="text" style:parent-style-name="Standaardalinea-lettertype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Greg Francois reynders</meta:initial-creator>
    <dc:creator>Greg Francois reynders</dc:creator>
    <meta:creation-date>2022-10-18T21:14:00Z</meta:creation-date>
    <dc:date>2022-10-18T21:14:00Z</dc:date>
    <meta:template xlink:href="Normal.dotm" xlink:type="simple"/>
    <meta:editing-cycles>2</meta:editing-cycles>
    <meta:editing-duration>PT0S</meta:editing-duration>
    <meta:document-statistic meta:page-count="3" meta:paragraph-count="6" meta:word-count="525" meta:character-count="3411" meta:row-count="24" meta:non-whitespace-character-count="2892"/>
  </office:meta>
</office:document-meta>
</file>